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">
      <style:paragraph-properties fo:keep-with-next="always"/>
    </style:style>
    <style:style style:name="P2" style:family="paragraph" style:parent-style-name="Heading_20_3">
      <style:paragraph-properties fo:keep-with-next="always"/>
    </style:style>
    <style:style style:name="P3" style:family="paragraph" style:parent-style-name="Heading_20_3">
      <style:paragraph-properties fo:margin-top="0.146cm" fo:margin-bottom="0.111cm" style:contextual-spacing="false" fo:keep-with-next="always"/>
    </style:style>
    <style:style style:name="P4" style:family="paragraph" style:parent-style-name="Heading_20_3" style:list-style-name="L2">
      <style:paragraph-properties fo:keep-with-next="always"/>
    </style:style>
    <style:style style:name="P5" style:family="paragraph" style:parent-style-name="Heading_20_3" style:list-style-name="L2">
      <style:paragraph-properties fo:keep-with-next="always"/>
      <style:text-properties officeooo:paragraph-rsid="00103ee1"/>
    </style:style>
    <style:style style:name="P6" style:family="paragraph" style:parent-style-name="Heading_20_3">
      <style:paragraph-properties fo:keep-with-next="always"/>
      <style:text-properties officeooo:paragraph-rsid="00103ee1"/>
    </style:style>
    <style:style style:name="P7" style:family="paragraph" style:parent-style-name="Text_20_body">
      <style:text-properties officeooo:paragraph-rsid="00106a82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f90dd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officeooo:rsid="00103ee1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06a82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106a82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8. Mapa de comparación y contraste de los sistemas de gestión ambiental y los de gestión de la responsabilidad socia</text:span></text:span><text:span text:style-name="Strong_20_Emphasis"><text:span text:style-name="T2">l.</text:span></text:span></text:h>
      <text:h text:style-name="Heading_20_3" text:outline-level="3"><text:span text:style-name="Strong_20_Emphasis">Sistemas de Gestión Ambiental (SGA):</text:span></text:h>
      <text:list text:style-name="L1">
        <text:list-item>
          <text:h text:style-name="P1" text:outline-level="3"><text:span text:style-name="Strong_20_Emphasis"><text:span text:style-name="T3">Objetivo principal:</text:span></text:span><text:span text:style-name="Strong_20_Emphasis"><text:span text:style-name="T1"> Mejorar el desempeño ambiental de la organización.</text:span></text:span></text:h>
        </text:list-item>
        <text:list-item>
          <text:h text:style-name="P1" text:outline-level="3"><text:span text:style-name="Strong_20_Emphasis"><text:span text:style-name="T3">Normas principales:</text:span></text:span><text:span text:style-name="Strong_20_Emphasis"><text:span text:style-name="T1"> ISO 14001, EMAS.</text:span></text:span></text:h>
        </text:list-item>
        <text:list-item>
          <text:h text:style-name="P1" text:outline-level="3"><text:span text:style-name="Strong_20_Emphasis"><text:span text:style-name="T3">Enfoque: </text:span></text:span><text:span text:style-name="Strong_20_Emphasis"><text:span text:style-name="T1">Reducción del impacto ambiental, cumplimiento de la legislación, mejora continua.</text:span></text:span></text:h>
        </text:list-item>
        <text:list-item>
          <text:h text:style-name="P1" text:outline-level="3"><text:span text:style-name="Strong_20_Emphasis"><text:span text:style-name="T3">Beneficios:</text:span></text:span><text:span text:style-name="Strong_20_Emphasis"><text:span text:style-name="T1"> Legales, productivos, económicos, de imagen corporativa.</text:span></text:span></text:h>
        </text:list-item>
        <text:list-item>
          <text:h text:style-name="P1" text:outline-level="3"><text:span text:style-name="Strong_20_Emphasis"><text:span text:style-name="T3">Implementación:</text:span></text:span><text:span text:style-name="Strong_20_Emphasis"><text:span text:style-name="T1"> Define política ambiental, planifica objetivos, sensibiliza al personal, implementa planes de emergencia, realiza seguimiento.</text:span></text:span></text:h>
        </text:list-item>
      </text:list>
      <text:h text:style-name="P2" text:outline-level="3"><text:span text:style-name="Strong_20_Emphasis">Sistemas de Gestión de la Responsabilidad Social (SGRS):</text:span></text:h>
      <text:list text:continue-numbering="true" text:style-name="L1">
        <text:list-item>
          <text:h text:style-name="P1" text:outline-level="3"><text:span text:style-name="Strong_20_Emphasis"><text:span text:style-name="T4">Objetivo principal: </text:span></text:span><text:span text:style-name="Strong_20_Emphasis"><text:span text:style-name="T1">Integrar prácticas socialmente responsables en la estrategia empresarial.</text:span></text:span></text:h>
        </text:list-item>
        <text:list-item>
          <text:h text:style-name="P1" text:outline-level="3"><text:span text:style-name="Strong_20_Emphasis"><text:span text:style-name="T4">Normas principales:</text:span></text:span><text:span text:style-name="Strong_20_Emphasis"><text:span text:style-name="T1"> SA 8000, SGE 21, ISO 26000, IQNet SR 10.</text:span></text:span></text:h>
        </text:list-item>
        <text:list-item>
          <text:h text:style-name="P1" text:outline-level="3"><text:span text:style-name="Strong_20_Emphasis"><text:span text:style-name="T4">Enfoque:</text:span></text:span><text:span text:style-name="Strong_20_Emphasis"><text:span text:style-name="T1"> Condiciones laborales justas, derechos humanos, prácticas comerciales éticas, desarrollo comunitario.</text:span></text:span></text:h>
        </text:list-item>
        <text:list-item>
          <text:h text:style-name="P1" text:outline-level="3"><text:span text:style-name="Strong_20_Emphasis"><text:span text:style-name="T4">Beneficios: </text:span></text:span><text:span text:style-name="Strong_20_Emphasis"><text:span text:style-name="T1">Mejora de la reputación, mayor compromiso de los empleados, cumplimiento de expectativas sociales.</text:span></text:span></text:h>
        </text:list-item>
        <text:list-item>
          <text:h text:style-name="P1" text:outline-level="3"><text:span text:style-name="Strong_20_Emphasis"><text:span text:style-name="T4">Implementación:</text:span></text:span><text:span text:style-name="Strong_20_Emphasis"><text:span text:style-name="T1"> Incluye debates, valoración del cumplimiento, alertas sobre dificultades, comunicación de logros.</text:span></text:span></text:h>
        </text:list-item>
      </text:list>
      <text:h text:style-name="P2" text:outline-level="3"><text:span text:style-name="Strong_20_Emphasis"><text:span text:style-name="T3">Comparación:</text:span></text:span></text:h>
      <text:h text:style-name="P3" text:outline-level="3"><text:span text:style-name="Strong_20_Emphasis"><text:span text:style-name="T5">Los 2</text:span></text:span><text:span text:style-name="Strong_20_Emphasis"><text:span text:style-name="T1"> sistemas </text:span></text:span><text:span text:style-name="Strong_20_Emphasis"><text:span text:style-name="T5">quieren</text:span></text:span><text:span text:style-name="Strong_20_Emphasis"><text:span text:style-name="T1"> mejorar la sostenibilidad y la ética en las organizaciones.</text:span></text:span></text:h>
      <text:h text:style-name="P3" text:outline-level="3"><text:span text:style-name="Strong_20_Emphasis"><text:span text:style-name="T1">Los SGA se centran en el impacto ambiental, mientras que los SGRS se enfocan en aspectos sociales y éticos.</text:span></text:span></text:h>
      <text:h text:style-name="P3" text:outline-level="3"><text:span text:style-name="Strong_20_Emphasis"><text:span text:style-name="T5">Los 2 </text:span></text:span><text:span text:style-name="Strong_20_Emphasis"><text:span text:style-name="T1"><text:s/>requieren la definición de políticas, planificación, implementación y seguimiento.</text:span></text:span></text:h>
      <text:h text:style-name="P2" text:outline-level="3"><text:span text:style-name="Strong_20_Emphasis"><text:span text:style-name="T3">Contraste:</text:span></text:span></text:h>
      <text:h text:style-name="P2" text:outline-level="3"><text:span text:style-name="Strong_20_Emphasis"><text:span text:style-name="T1">Los SGA están más regulados por normas específicas como ISO 14001 y EMAS, </text:span></text:span><text:span text:style-name="Strong_20_Emphasis"><text:span text:style-name="T5">y</text:span></text:span><text:span text:style-name="Strong_20_Emphasis"><text:span text:style-name="T1"> los SGRS incluyen una variedad de normas y guías como SA 8000 e ISO 26000.</text:span></text:span></text:h>
      <text:h text:style-name="P2" text:outline-level="3"><text:span text:style-name="Strong_20_Emphasis"><text:span text:style-name="T1">Los beneficios de los SGA son más tangibles en términos de reducción de costos y cumplimiento legal, mientras que los beneficios de los SGRS son más intangibles, como la mejora de la reputación y el compromiso de los empleados.</text:span></text:span></text:h>
      <text:h text:style-name="P2" text:outline-level="3"><text:soft-page-break/><text:span text:style-name="Strong_20_Emphasis"><text:span text:style-name="T1">9. Mapa de doble burbuja sobre los tipos de etiquetado ecológico.</text:span></text:span></text:h>
      <text:list text:style-name="L2">
        <text:list-item>
          <text:h text:style-name="P4" text:outline-level="3"><text:span text:style-name="Strong_20_Emphasis"><text:span text:style-name="T3">Tipo I</text:span></text:span><text:span text:style-name="Strong_20_Emphasis"><text:span text:style-name="T1"> (Ecoetiquetas):</text:span></text:span></text:h>
          <text:list>
            <text:list-item>
              <text:h text:style-name="P4" text:outline-level="3"><text:span text:style-name="Strong_20_Emphasis"><text:span text:style-name="T1">Certificadas por organismos independientes.</text:span></text:span></text:h>
            </text:list-item>
            <text:list-item>
              <text:h text:style-name="P4" text:outline-level="3"><text:span text:style-name="Strong_20_Emphasis"><text:span text:style-name="T1">Información exacta y veraz.</text:span></text:span></text:h>
            </text:list-item>
            <text:list-item>
              <text:h text:style-name="P4" text:outline-level="3"><text:span text:style-name="Strong_20_Emphasis"><text:span text:style-name="T1">Ejemplos: Ecolabel</text:span></text:span></text:h>
            </text:list-item>
          </text:list>
        </text:list-item>
        <text:list-item>
          <text:h text:style-name="P4" text:outline-level="3"><text:span text:style-name="Strong_20_Emphasis"><text:span text:style-name="T3">Tipo II </text:span></text:span><text:span text:style-name="Strong_20_Emphasis"><text:span text:style-name="T1">(Afirmaciones ambientales autodeclaradas):</text:span></text:span></text:h>
          <text:list>
            <text:list-item>
              <text:h text:style-name="P4" text:outline-level="3"><text:span text:style-name="Strong_20_Emphasis"><text:span text:style-name="T1">Declaraciones del fabricante o proveedor.</text:span></text:span></text:h>
            </text:list-item>
            <text:list-item>
              <text:h text:style-name="P4" text:outline-level="3"><text:span text:style-name="Strong_20_Emphasis"><text:span text:style-name="T1">Pueden ser verificadas o no por organismos externos.</text:span></text:span></text:h>
            </text:list-item>
            <text:list-item>
              <text:h text:style-name="P4" text:outline-level="3"><text:span text:style-name="Strong_20_Emphasis"><text:span text:style-name="T1">Ejemplo: Producto reciclable.</text:span></text:span></text:h>
            </text:list-item>
          </text:list>
        </text:list-item>
        <text:list-item>
          <text:h text:style-name="P4" text:outline-level="3"><text:span text:style-name="Strong_20_Emphasis"><text:span text:style-name="T3">Tipo III </text:span></text:span><text:span text:style-name="Strong_20_Emphasis"><text:span text:style-name="T1">(Declaraciones ambientales de producto):</text:span></text:span></text:h>
          <text:list>
            <text:list-item>
              <text:h text:style-name="P4" text:outline-level="3"><text:span text:style-name="Strong_20_Emphasis"><text:span text:style-name="T1">Inventarios de datos medioambientales cuantitativos.</text:span></text:span></text:h>
            </text:list-item>
            <text:list-item>
              <text:h text:style-name="P4" text:outline-level="3"><text:span text:style-name="Strong_20_Emphasis"><text:span text:style-name="T1">Verificables a lo largo del ciclo de vida.</text:span></text:span></text:h>
            </text:list-item>
            <text:list-item>
              <text:h text:style-name="P5" text:outline-level="3"><text:span text:style-name="Strong_20_Emphasis"><text:span text:style-name="T1">Ejemplos: Programa GlobalEPO</text:span></text:span></text:h>
            </text:list-item>
          </text:list>
        </text:list-item>
      </text:list>
      <text:h text:style-name="P6" text:outline-level="3"><text:span text:style-name="Strong_20_Emphasis"><text:span text:style-name="T3">Comparación:</text:span></text:span></text:h>
      <text:h text:style-name="P2" text:outline-level="3"><text:span text:style-name="Strong_20_Emphasis"><text:span text:style-name="T1">Todos los tipos buscan informar al consumidor sobre el impacto ambiental del producto.</text:span></text:span></text:h>
      <text:h text:style-name="P2" text:outline-level="3"><text:span text:style-name="Strong_20_Emphasis"><text:span text:style-name="T1">Tipo I y Tipo III requieren verificación externa, mientras que Tipo II puede ser autodeclarado.</text:span></text:span></text:h>
      <text:h text:style-name="P2" text:outline-level="3"><text:span text:style-name="Strong_20_Emphasis"><text:span text:style-name="T1">Tipo I y Tipo II son más comunes en el mercado, mientras que Tipo III es más técnico y detallado.</text:span></text:span></text:h>
      <text:h text:style-name="P2" text:outline-level="3"><text:span text:style-name="Strong_20_Emphasis"><text:span text:style-name="T1"/></text:span></text:h>
      <text:h text:style-name="Heading_20_3" text:outline-level="3"><text:span text:style-name="Strong_20_Emphasis"><text:span text:style-name="T1">10. Reflexión sobre cómo los fabricantes presentan sus productos.</text:span></text:span></text:h>
      <text:h text:style-name="P2" text:outline-level="3"><text:span text:style-name="Strong_20_Emphasis"><text:span text:style-name="T1">¿Crees que las etiquetas ecológicas pueden utilizarse de manera poco ética para engañar a los consumidores? ¿De qué manera?</text:span></text:span></text:h>
      <text:h text:style-name="P2" text:outline-level="3"><text:span text:style-name="Strong_20_Emphasis"><text:span text:style-name="T1">Sí, las etiquetas ecológicas pueden ser utilizadas de manera poco ética mediante el uso de términos como "eco", "bio", "orgánico" o "limpio" sin una certificación real. Esto puede confundir a los consumidores, haciéndoles creer que un producto es más sostenible de lo que realmente es.</text:span></text:span></text:h>
      <text:h text:style-name="P2" text:outline-level="3"><text:span text:style-name="Strong_20_Emphasis"><text:span text:style-name="T1">b) ¿Alguna vez el nombre de un producto o una palabra o un icono en su etiquetado o su envase le han hecho pensar que era sostenible o respetuoso con el medioambiente cuando en realidad no lo era?</text:span></text:span></text:h>
      <text:h text:style-name="P2" text:outline-level="3"><text:span text:style-name="Strong_20_Emphasis"><text:span text:style-name="T1">Sí, en ocasiones, el uso de iconos como hojas o flores, o términos como "natural" pueden dar la impresión de que un producto es ecológico, aunque no tenga una certificación que lo respalde.</text:span></text:span></text:h>
      <text:h text:style-name="P2" text:outline-level="3"><text:soft-page-break/><text:span text:style-name="Strong_20_Emphasis"><text:span text:style-name="T1">c) Si más tarde supiste que no lo era, ¿cómo lo descubriste?, ¿cómo te sentiste?</text:span></text:span></text:h>
      <text:h text:style-name="P2" text:outline-level="3"><text:span text:style-name="Strong_20_Emphasis"><text:span text:style-name="T1">Descubrir que un producto no es tan ecológico como parecía puede ser frustrante. Esto puede ocurrir al investigar más a fondo las certificaciones o al leer las etiquetas con más detenimiento. La sensación es de decepción y desconfianza hacia la marca.</text:span></text:span></text:h>
      <text:p text:style-name="P7"><text:span text:style-name="Strong_20_Emphasis"><text:span text:style-name="T6"/></text:span></text:p>
      <text:p text:style-name="P7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0dd" officeooo:paragraph-rsid="000f9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OSTENIBILIDAD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59:03.494000000</meta:creation-date>
    <dc:date>2025-01-27T14:28:08.120000000</dc:date>
    <meta:editing-duration>PT14M41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3" meta:paragraph-count="45" meta:word-count="595" meta:character-count="3842" meta:non-whitespace-character-count="3313"/>
  </office:meta>
</office:document-meta>
</file>